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Are you alright? Asked Arthur. His voice just barely audible above the clanking of the steel grates beneath their feet. </text:p>
      <text:p text:style-name="P4"/>
      <text:p text:style-name="P4"><text:soft-page-break/>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line-break/>“You were supposed to find me?”</text:p>
      <text:p text:style-name="P4"/>
      <text:p text:style-name="P4"><text:soft-page-break/>“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soft-pag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size of this flower? How! Even on blue ribbon day I've never seen anything half this big. </text:p>
      <text:p text:style-name="P4"/>
      <text:p text:style-name="P4">Aurther seemed stunned that he wasn't looking at his samples any longer, but instead facing the <text:soft-page-break/>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text:soft-page-break/>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text:soft-page-break/></text:p>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soft-pag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text:soft-page-break/></text:p>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text:soft-pag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text:soft-page-break/></text:p>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text:soft-page-break/>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text:soft-page-break/>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text:soft-page-break/>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text:soft-page-break/>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text:soft-pag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text:soft-pag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ext:soft-page-break/>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text:soft-page-break/>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soft-pag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soft-pag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text:soft-page-break/>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text:soft-page-break/>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9">A wrought iron gate was lifted, and then a second. Inside the mott yard even more provisions these of a </text:span><text:soft-page-break/><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text:soft-page-break/>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text:soft-page-break/>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text:soft-page-break/>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9">not see it as the message of the gods we do. <text:line-break/><text:line-break/>The captain blinked. He was rapidly trying to make sense, to acclimate to this new change in the many </text:span><text:soft-page-break/><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text:soft-page-break/>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text:soft-page-break/>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ext:soft-pag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text:soft-page-break/>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soft-pag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text:soft-page-break/>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text:soft-page-break/>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soft-pag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ext:soft-page-break/>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text:soft-pag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text:soft-page-break/>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soft-pag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text:soft-page-break/>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text:soft-page-break/>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soft-pag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text:soft-page-break/>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text:soft-page-break/>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soft-pag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text:soft-pag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text:soft-page-break/>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text:soft-page-break/></text:p>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text:soft-page-break/>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text:soft-pag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ext:soft-page-break/>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text:soft-page-break/>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soft-pag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text:soft-page-break/>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text:soft-page-break/></text:p>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text:soft-pag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text:soft-page-break/>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text:soft-page-break/>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text:soft-page-break/>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t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metal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legendary earth to a galactic lifeform. <text:line-break/></text:p>
      <text:p text:style-name="P7">If his heart beat had been high before- it was higher now. </text:p>
      <text:p text:style-name="P7"/>
      <text:p text:style-name="P7">What happened to you?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seldom ever happened. The sentinals on board held all the chips. It wasn't possible. But some crews tried it anyway. This one looked... .successful? </text:p>
      <text:p text:style-name="P7"><text:soft-page-break/></text:p>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e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text:p>
      <text:p text:style-name="P7"/>
      <text:p text:style-name="P7"/>
      <text:p text:style-name="P7"/>
      <text:p text:style-name="P7"><text:s text:c="2"/></text:p>
      <text:p text:style-name="P7"/>
      <text:p text:style-name="P7"/>
      <text:p text:style-name="P7"><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text:soft-page-break/>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soft-pag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text:soft-page-break/>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text:soft-page-break/>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text:soft-page-break/>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text:soft-page-break/>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text:soft-page-break/>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text:soft-page-break/>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ext:soft-page-break/>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soft-pag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text:soft-page-break/>many other worlds. And on ea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soft-pag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text:soft-page-break/></text:p>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soft-pag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text:soft-page-break/></text:p>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text:soft-page-break/>specialists </text:p>
      <text:p text:style-name="P7"><text:s/></text:p>
      <text:p text:style-name="P7"><text:line-break/></text:p>
      <text:p text:style-name="P7"/>
      <text:p text:style-name="P7"/>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text:soft-page-break/>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7-11T19:13:24.81</dc:date>
    <dc:creator>Blake Stanger</dc:creator>
    <meta:editing-duration>P21DT13H32S</meta:editing-duration>
    <meta:editing-cycles>311</meta:editing-cycles>
    <meta:generator>OpenOffice/4.1.11$Win32 OpenOffice.org_project/4111m1$Build-9808</meta:generator>
    <meta:document-statistic meta:table-count="0" meta:image-count="2" meta:object-count="0" meta:page-count="140" meta:paragraph-count="1348" meta:word-count="62641" meta:character-count="341220"/>
  </office:meta>
</office:document-meta>
</file>